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46" office:value-type="string" calcext:value-type="string">
            <text:p>Mens. 10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1-19" calcext:value-type="date">
            <text:p>19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46" office:value-type="string" calcext:value-type="string">
            <text:p>Mens. 1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2-22" calcext:value-type="date">
            <text:p>22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46" office:value-type="string" calcext:value-type="string">
            <text:p>Mens. 1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6-01-26" calcext:value-type="date">
            <text:p>26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46" office:value-type="string" calcext:value-type="string">
            <text:p>Mens. 01/2026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8]-[.F8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8])" office:value-type="float" office:value="350" calcext:value-type="float">
            <text:p>35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4" table:number-rows-repeated="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1.217366237">00:00:00</text:time></text:span><text:span text:style-name="MT2"><text:time style:data-style-name="N2" text:time-value="14:30:41.217414040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1.2209742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2-02T14:30:41.559442677</dc:date>
    <dc:language>pt-PT</dc:language>
    <meta:editing-cycles>591</meta:editing-cycles>
    <meta:editing-duration>PT15H44M18S</meta:editing-duration>
    <meta:print-date>2025-09-02T10:23:33.635789082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